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32.2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27"/>
    <style:style style:name="ce3" style:family="table-cell" style:parent-style-name="Default" style:data-style-name="N127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c9211e"/>
    </style:style>
    <style:style style:name="ce11" style:family="table-cell" style:parent-style-name="Default">
      <style:text-properties style:use-window-font-color="true"/>
    </style:style>
    <style:style style:name="ce5" style:family="table-cell" style:parent-style-name="Default" style:data-style-name="N126"/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FACE" table:style-name="ta1">
        <table:shapes>
          <draw:frame draw:z-index="0" draw:style-name="gr1" draw:text-style-name="P1" svg:width="453.51pt" svg:height="205.54pt" svg:x="11.08pt" svg:y="283.12pt">
            <draw:object draw:notify-on-update-of-ranges="INTERFACE.E2:INTERFACE.E21 INTERFACE.J1:INTERFACE.J1 INTERFACE.J2:INTERFACE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/>
          <table:table-cell office:value-type="string" calcext:value-type="string">
            <text:p>Supplier and ref</text:p>
          </table:table-cell>
          <table:table-cell office:value-type="string" calcext:value-type="string">
            <text:p>Order 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xtend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9,U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perational-Amplifiers_3PEAK-LMV321TP-TR_C90297.html</text:p>
          </table:table-cell>
          <table:table-cell office:value-type="float" office:value="50" calcext:value-type="float">
            <text:p>50</text:p>
          </table:table-cell>
          <table:table-cell office:value-type="float" office:value="0.057996" calcext:value-type="float">
            <text:p>0.057996</text:p>
          </table:table-cell>
          <table:table-cell table:formula="of:=[.D3]*[.I3]" office:value-type="float" office:value="0.115992" calcext:value-type="float">
            <text:p>0.115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,R3,R1,R6,R2</text:p>
          </table:table-cell>
          <table:table-cell office:value-type="string" calcext:value-type="string">
            <text:p>RES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table:style-name="ce4" office:value-type="float" office:value="0.015" calcext:value-type="float">
            <text:p>0.015</text:p>
          </table:table-cell>
          <table:table-cell table:formula="of:=[.D4]*[.I4]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8,U7,U6,U5</text:p>
          </table:table-cell>
          <table:table-cell office:value-type="string" calcext:value-type="string">
            <text:p>SOT-23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1G66GV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-74HC1G66GV-125_C89412.html</text:p>
          </table:table-cell>
          <table:table-cell office:value-type="float" office:value="500" calcext:value-type="float">
            <text:p>500</text:p>
          </table:table-cell>
          <table:table-cell office:value-type="float" office:value="0.039437" calcext:value-type="float">
            <text:p>0.039437</text:p>
          </table:table-cell>
          <table:table-cell table:formula="of:=[.D5]*[.I5]" office:value-type="float" office:value="0.157748" calcext:value-type="float">
            <text:p>0.1577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4,Q3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ST201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MOSFET_Winsok-Semicon-WST2011_C148368.html</text:p>
          </table:table-cell>
          <table:table-cell office:value-type="float" office:value="500" calcext:value-type="float">
            <text:p>500</text:p>
          </table:table-cell>
          <table:table-cell office:value-type="float" office:value="0.109091" calcext:value-type="float">
            <text:p>0.109091</text:p>
          </table:table-cell>
          <table:table-cell table:formula="of:=[.D6]*[.I6]"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L 39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Sensors_OH49E-S_C85573.html</text:p>
          </table:table-cell>
          <table:table-cell office:value-type="float" office:value="500" calcext:value-type="float">
            <text:p>500</text:p>
          </table:table-cell>
          <table:table-cell office:value-type="float" office:value="0.174242" calcext:value-type="float">
            <text:p>0.174242</text:p>
          </table:table-cell>
          <table:table-cell table:formula="of:=[.D7]*[.I7]" office:value-type="float" office:value="0.174242" calcext:value-type="float">
            <text:p>0.174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SRV05-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office:value-type="float" office:value="0.039773" calcext:value-type="float">
            <text:p>0.039773</text:p>
          </table:table-cell>
          <table:table-cell table:formula="of:=[.D8]*[.I8]" office:value-type="float" office:value="0.079546" calcext:value-type="float">
            <text:p>0.0795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8,R7,R5</text:p>
          </table:table-cell>
          <table:table-cell office:value-type="string" calcext:value-type="string">
            <text:p>RES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table:style-name="ce4" office:value-type="float" office:value="0.015" calcext:value-type="float">
            <text:p>0.015</text:p>
          </table:table-cell>
          <table:table-cell table:formula="of:=[.D9]*[.I9]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Yangzhou-Yangjie-Elec-Tech-BAT54C_C340701.html</text:p>
          </table:table-cell>
          <table:table-cell office:value-type="float" office:value="600" calcext:value-type="float">
            <text:p>600</text:p>
          </table:table-cell>
          <table:table-cell office:value-type="float" office:value="0.016267" calcext:value-type="float">
            <text:p>0.016267</text:p>
          </table:table-cell>
          <table:table-cell table:formula="of:=[.D10]*[.I10]" office:value-type="float" office:value="0.016267" calcext:value-type="float">
            <text:p>0.0162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table:style-name="ce4" office:value-type="float" office:value="0.015" calcext:value-type="float">
            <text:p>0.015</text:p>
          </table:table-cell>
          <table:table-cell table:formula="of:=[.D11]*[.I11]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table:style-name="ce4" office:value-type="float" office:value="0.015" calcext:value-type="float">
            <text:p>0.015</text:p>
          </table:table-cell>
          <table:table-cell table:formula="of:=[.D12]*[.I1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table:style-name="ce4" office:value-type="float" office:value="0.015" calcext:value-type="float">
            <text:p>0.015</text:p>
          </table:table-cell>
          <table:table-cell table:formula="of:=[.D13]*[.I13]"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20625" calcext:value-type="float">
            <text:p>0.20625</text:p>
          </table:table-cell>
          <table:table-cell table:formula="of:=[.D15]*[.I15]" office:value-type="float" office:value="0.20625" calcext:value-type="float">
            <text:p>0.20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4,J2</text:p>
          </table:table-cell>
          <table:table-cell office:value-type="string" calcext:value-type="string">
            <text:p>FFC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175" calcext:value-type="float">
            <text:p>0.175</text:p>
          </table:table-cell>
          <table:table-cell table:formula="of:=[.D16]*[.I16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,J1</text:p>
          </table:table-cell>
          <table:table-cell office:value-type="string" calcext:value-type="string">
            <text:p>PO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GO</text:p>
          </table:table-cell>
          <table:table-cell office:value-type="string" calcext:value-type="string">
            <text:p>CFE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1" office:value-type="float" office:value="0.11" calcext:value-type="float">
            <text:p>0.11</text:p>
          </table:table-cell>
          <table:table-cell table:formula="of:=[.D17]*[.I17]" office:value-type="float" office:value="0.88" calcext:value-type="float">
            <text:p>0.88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2" office:value-type="float" office:value="0.1" calcext:value-type="float">
            <text:p>0.1 h</text:p>
          </table:table-cell>
          <table:table-cell office:value-type="string" calcext:value-type="string">
            <text:p>SMTA</text:p>
          </table:table-cell>
          <table:table-cell table:number-columns-repeated="3"/>
          <table:table-cell table:style-name="ce5" office:value-type="currency" office:currency="USD/h" office:value="3.3" calcext:value-type="currency">
            <text:p>3.30 USD/h</text:p>
          </table:table-cell>
          <table:table-cell table:style-name="ce5" table:formula="of:=[.D19]*[.I19]" office:value-type="currency" office:currency="USD/h" office:value="0.33" calcext:value-type="currency">
            <text:p>0.33 USD/h</text:p>
          </table:table-cell>
        </table:table-row>
        <table:table-row table:style-name="ro1">
          <table:table-cell table:number-columns-repeated="3"/>
          <table:table-cell table:style-name="ce2" office:value-type="float" office:value="0.1" calcext:value-type="float">
            <text:p>0.1 h</text:p>
          </table:table-cell>
          <table:table-cell office:value-type="string" calcext:value-type="string">
            <text:p>THTA</text:p>
          </table:table-cell>
          <table:table-cell table:number-columns-repeated="3"/>
          <table:table-cell table:style-name="ce5" office:value-type="currency" office:currency="USD/h" office:value="3.3" calcext:value-type="currency">
            <text:p>3.30 USD/h</text:p>
          </table:table-cell>
          <table:table-cell table:style-name="ce5" table:formula="of:=[.D20]*[.I20]" office:value-type="currency" office:currency="USD/h" office:value="0.33" calcext:value-type="currency">
            <text:p>0.33 USD/h</text:p>
          </table:table-cell>
        </table:table-row>
        <table:table-row table:style-name="ro1">
          <table:table-cell table:number-columns-repeated="3"/>
          <table:table-cell table:style-name="ce3" office:value-type="float" office:value="0.1" calcext:value-type="float">
            <text:p>0.1 h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table:style-name="ce5" office:value-type="currency" office:currency="USD/h" office:value="3.3" calcext:value-type="currency">
            <text:p>3.30 USD/h</text:p>
          </table:table-cell>
          <table:table-cell table:style-name="ce5" table:formula="of:=[.D21]*[.I21]" office:value-type="currency" office:currency="USD/h" office:value="0.33" calcext:value-type="currency">
            <text:p>0.33 USD/h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6" office:value-type="string" calcext:value-type="string">
            <text:p>TOTAL</text:p>
          </table:table-cell>
          <table:table-cell table:style-name="ce5" table:formula="of:=SUM([.J3:.J21])" office:value-type="currency" office:currency="USD/h" office:value="3.383227" calcext:value-type="currency">
            <text:p>3.38 USD/h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4068 HUF/modu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 number:display-factor="1000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4" number:title="User-defined">
      <number:text>-</number:text>
      <number:number number:decimal-places="2" loext:min-decimal-places="2" number:min-integer-digits="1" number:grouping="true"/>
      <number:text> </number:text>
      <number:currency-symbol>USDh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/h</number:currency-symbol>
    </number:currency-style>
    <number:currency-style style:name="N126" number:title="User-defined">
      <number:text>-</number:text>
      <number:number number:decimal-places="2" loext:min-decimal-places="2" number:min-integer-digits="1" number:grouping="true"/>
      <number:text> </number:text>
      <number:currency-symbol>USD/h</number:currency-symbol>
      <style:map style:condition="value()&gt;=0" style:apply-style-name="N126P0"/>
    </number:currency-style>
    <number:number-style style:name="N127">
      <number:number number:min-integer-digits="1"/>
      <number:text> h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0.89pt" fo:margin-bottom="20.89pt" fo:margin-left="20.89pt" fo:margin-right="20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9:09:31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03T19:10:44.022000000</dc:date>
    <meta:editing-duration>PT36M15S</meta:editing-duration>
    <meta:editing-cycles>11</meta:editing-cycles>
    <meta:generator>LibreOffice/6.3.0.4$Windows_X86_64 LibreOffice_project/057fc023c990d676a43019934386b85b21a9ee99</meta:generator>
    <meta:document-statistic meta:table-count="1" meta:cell-count="14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52cm" xlink:href=".." xlink:type="simple" chart:class="chart:bar" chart:style-name="ch1">
        <chart:legend chart:legend-position="end" svg:x="13.79cm" svg:y="3.327cm" style:legend-expansion="high" chart:style-name="ch2"/>
        <chart:plot-area chart:style-name="ch3" table:cell-range-address="INTERFACE.E2:INTERFACE.E21 INTERFACE.J1:INTERFACE.J21" chart:data-source-has-labels="both" svg:x="0.32cm" svg:y="0.145cm" svg:width="13.15cm" svg:height="6.962cm">
          <chartooo:coordinate-region svg:x="1.047cm" svg:y="0.145cm" svg:width="12.423cm" svg:height="4.699cm"/>
          <chart:axis chart:dimension="x" chart:name="primary-x" chart:style-name="ch4" chartooo:axis-type="auto">
            <chartooo:date-scale/>
            <chart:categories table:cell-range-address="INTERFACE.E2:INTERFACE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TERFACE.J2:INTERFACE.J21" chart:label-cell-address="INTERFACE.J1:INTERFACE.J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  <draw:g>
                  <svg:desc>INTERFACE.J1:INTERFAC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NTERFACE.E2:INTERFACE.E21</svg:desc>
                </draw:g>
              </table:table-cell>
              <table:table-cell office:value-type="float" office:value="NaN">
                <text:p>NaN</text:p>
                <draw:g>
                  <svg:desc>INTERFACE.J2:INTERFACE.J21</svg:desc>
                </draw:g>
              </table:table-cell>
            </table:table-row>
            <table:table-row>
              <table:table-cell office:value-type="string">
                <text:p>LMV321</text:p>
              </table:table-cell>
              <table:table-cell office:value-type="float" office:value="0.115992">
                <text:p>0.115992</text:p>
              </table:table-cell>
            </table:table-row>
            <table:table-row>
              <table:table-cell office:value-type="string">
                <text:p>470R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74HC1G66GV</text:p>
              </table:table-cell>
              <table:table-cell office:value-type="float" office:value="0.157748">
                <text:p>0.157748</text:p>
              </table:table-cell>
            </table:table-row>
            <table:table-row>
              <table:table-cell office:value-type="string">
                <text:p>WST2011</text:p>
              </table:table-cell>
              <table:table-cell office:value-type="float" office:value="0.218182">
                <text:p>0.218182</text:p>
              </table:table-cell>
            </table:table-row>
            <table:table-row>
              <table:table-cell office:value-type="string">
                <text:p>HALL 39E</text:p>
              </table:table-cell>
              <table:table-cell office:value-type="float" office:value="0.174242">
                <text:p>0.174242</text:p>
              </table:table-cell>
            </table:table-row>
            <table:table-row>
              <table:table-cell office:value-type="string">
                <text:p>SESRV05-4</text:p>
              </table:table-cell>
              <table:table-cell office:value-type="float" office:value="0.079546">
                <text:p>0.079546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BAT54C</text:p>
              </table:table-cell>
              <table:table-cell office:value-type="float" office:value="0.016267">
                <text:p>0.016267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0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